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tbmes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idmes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capacidadmes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umeromes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/>
          <table:table-cell table:style-name="ce6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 table:number-rows-repeated="2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style-name="ce3" office:value-type="string" calcext:value-type="string">
            <text:p>tbsector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ectorid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ectornombre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sectorcapacidadpersonas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sectorcantidadmesas</text:p>
          </table:table-cell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sectorestado</text:p>
          </table:table-cell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style-name="ce6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style-name="ce6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6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7"/>
          <table:table-cell table:number-columns-repeated="2"/>
          <table:table-cell table:style-name="ce1"/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2"/>
          <table:table-cell table:style-name="ce1"/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ce6"/>
          <table:table-cell/>
          <table:table-cell table:style-name="ce6"/>
          <table:table-cell table:number-columns-repeated="5"/>
        </table:table-row>
        <table:table-row table:style-name="ro2">
          <table:table-cell table:number-columns-repeated="4"/>
          <table:table-cell table:style-name="ce8"/>
          <table:table-cell table:style-name="ce6" table:number-columns-repeated="2"/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6" table:number-columns-repeated="3"/>
          <table:table-cell table:number-columns-repeated="5"/>
        </table:table-row>
        <table:table-row table:style-name="ro2" table:number-rows-repeated="2">
          <table:table-cell table:number-columns-repeated="5"/>
          <table:table-cell table:style-name="ce6"/>
          <table:table-cell table:number-columns-repeated="6"/>
        </table:table-row>
        <table:table-row table:style-name="ro2" table:number-rows-repeated="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1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tabla</text:p>
          </table:table-cell>
          <table:table-cell table:style-name="ce10" office:value-type="string" calcext:value-type="string">
            <text:p>sql</text:p>
          </table:table-cell>
          <table:table-cell table:style-name="ce10" office:value-type="string" calcext:value-type="string">
            <text:p>campo</text:p>
          </table:table-cell>
          <table:table-cell table:style-name="ce10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update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insert</text:p>
          </table:table-cell>
          <table:table-cell table:formula="of:=CONCATENATE([#REF!]; ;&quot;, &quot;; [#REF!]; ;&quot;, &quot;; [#REF!]; ;&quot;, &quot;; [#REF!]; ;&quot;, &quot;; [#REF!] )" office:value-type="string" office:string-value="" calcext:value-type="error">
            <text:p>#REF!</text:p>
          </table:table-cell>
          <table:table-cell/>
          <table:table-cell table:style-name="ce12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update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mesa" calcext:value-type="string">
            <text:p>tbmesa</text:p>
          </table:table-cell>
          <table:table-cell office:value-type="string" calcext:value-type="string">
            <text:p>update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CONCATENATE([#REF!]; ;&quot; +1 &quot;;)" office:value-type="string" office:string-value="" calcext:value-type="error">
            <text:p>#REF!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sector" calcext:value-type="string">
            <text:p>tbsector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sectornombre,sectorcapacidadpersonas" calcext:value-type="string">
            <text:p>sectornombre,sectorcapacidadpersonas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07:05:44.2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8-08T07:10:20.170000000</dc:date>
    <meta:editing-duration>PT23H7M52S</meta:editing-duration>
    <meta:editing-cycles>10</meta:editing-cycles>
    <meta:generator>LibreOffice/5.2.3.3$Windows_x86 LibreOffice_project/d54a8868f08a7b39642414cf2c8ef2f228f780cf</meta:generator>
    <meta:document-statistic meta:table-count="2" meta:cell-count="48" meta:object-count="0"/>
  </office:meta>
</office:document-meta>
</file>